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2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1.<text:s/></text:span><text:span text:style-name="T2">В разделе 1:<text:s/></text:span><text:span text:style-name="T3">«</text:span><text:span text:style-name="T4">Модель, генерация и наполнение базы данных</text:span><text:span text:style-name="T5">»<text:s/></text:span><text:span text:style-name="T6">указать, что при возврате книги только меняется значение поля "sb_is_active" со значения "y" на значение "n", дополнительных записей не появляется.</text:span></text:p>
      <text:p text:style-name="P1"><text:span text:style-name="T7"/></text:p>
      <text:p text:style-name="P1"><text:span text:style-name="T8">2.<text:s/></text:span><text:span text:style-name="T9">Также в "2.1.4. Пример 4: использование функции COUNT в запросе с условием" задачи сформулированы: "Задача 2.1.4.a{29}: показать, сколько всего экземпляров книг выдано читателям. Задача 2.1.4.b{30}: показать, сколько всего разных книг выдано читателям." слово<text:s/></text:span><text:span text:style-name="T10">«</text:span><text:span text:style-name="T11">выдано</text:span><text:span text:style-name="T12">»<text:s/></text:span><text:span text:style-name="T13">заменить на "находятся на руках". </text:span></text:p>
      <text:p text:style-name="P1"><text:span text:style-name="T14"/></text:p>
      <text:p text:style-name="P1"><text:span text:style-name="T15">3</text:span><text:span text:style-name="T16">.<text:s/></text:span><text:span text:style-name="T17">Задача:<text:s/></text:span><text:span text:style-name="T18">"</text:span><text:span text:style-name="T19">2.1.6. Пример 6: упорядочивание выборки. Задача 2.1.6.a{35}: показать все книги в библиотеке в порядке возрастания их года издания.</text:span><text:span text:style-name="T20"><text:s/>"</text:span><text:span text:style-name="T21"><text:s/>В ответе приведены данные из двух полей (</text:span><text:span text:style-name="T22">"</text:span><text:span text:style-name="T23">b_name</text:span><text:span text:style-name="T24">"</text:span><text:span text:style-name="T25"><text:s/>и<text:s/></text:span><text:span text:style-name="T26">"</text:span><text:span text:style-name="T27">b_year</text:span><text:span text:style-name="T28">"</text:span><text:span text:style-name="T29">), но в вопросе было только одно поле.</text:span></text:p>
      <text:p text:style-name="P1"><text:span text:style-name="T30"/></text:p>
      <text:p text:style-name="P1"><text:span text:style-name="T31">6.<text:s/></text:span><text:span text:style-name="T32">Задание<text:s/></text:span><text:span text:style-name="T33">"</text:span><text:span text:style-name="T34">2.1.6.TSK.A: показать список авторов в обратном алфавитном порядке (т.е.<text:s/></text:span><text:span text:style-name="T35">«</text:span><text:span text:style-name="T36">Я<text:s/></text:span><text:span text:style-name="T37"></text:span><text:span text:style-name="T38"><text:s/></text:span><text:span text:style-name="T39">А</text:span><text:span text:style-name="T40">».<text:s/></text:span><text:span text:style-name="T41">Решением будет: SELECT `a_name` FROM `authors` group by `a_name` desc; но в поле<text:s/></text:span><text:span text:style-name="T42">"</text:span><text:span text:style-name="T43">a_name</text:span><text:span text:style-name="T44">"</text:span><text:span text:style-name="T45"><text:s/>авторы идут как инициалы, потом фамилия. Есть нелогичность.</text:span></text:p>
      <text:p text:style-name="P1"><text:span text:style-name="T46"/></text:p>
      <text:p text:style-name="P1"><text:span text:style-name="T47">7.<text:s/></text:span><text:span text:style-name="T48">Решение<text:s/></text:span><text:span text:style-name="T49">"</text:span><text:span text:style-name="T50">2.1.6.b. Альтернативное решение можно получить добавлением знака<text:s/></text:span><text:span text:style-name="T51">"</text:span><text:span text:style-name="T52">минус</text:span><text:span text:style-name="T53">"</text:span><text:span text:style-name="T54"><text:s/>перед именем поля, по которому сортировка реализована по возрастанию, т.е. ORDER BY числовое поле DESC эквивалентно ORDER BY -числовое_поле ASC</text:span><text:span text:style-name="T55">"</text:span><text:span text:style-name="T56">. Тут не мешало бы указать, что решение с минусом подходит только для числовых полей, но не работает на текстовых (например<text:s/></text:span><text:span text:style-name="T57">"</text:span><text:span text:style-name="T58">Задание 2.1.6.TSK.A</text:span><text:span text:style-name="T59">"</text:span><text:span text:style-name="T60">).</text:span></text:p>
      <text:p text:style-name="P1"><text:span text:style-name="T61"/></text:p>
      <text:p text:style-name="P1"><text:span text:style-name="T62">8.<text:s/></text:span><text:span text:style-name="T63">Не работает ссылка {43} на стр. 47 после слов<text:s/></text:span><text:span text:style-name="T64">"</text:span><text:span text:style-name="T65">Решение 2.1.8.c</text:span><text:span text:style-name="T66">"</text:span><text:span text:style-name="T67">. И в принципе, по тексту сбиты ссылки. Нужно все проверять. Дальше про битые ссылки указывать не буду.</text:span></text:p>
      <text:p text:style-name="P1"><text:span text:style-name="T67"/></text:p>
      <text:p text:style-name="P1"><text:span text:style-name="T68">9.<text:s/></text:span><text:span text:style-name="T69">В условии "Задача 2.1.9.b{56}: показать, сколько в среднем книг сейчас на руках у каждого читателя." двоякая формулировка. Нужно:<text:s/></text:span><text:span text:style-name="T70">"Задача 2.1.9.b{56}: показать, сколько в среднем разных книг сейчас на руках у каждого читателя." (аналогично заданию<text:s/></text:span><text:span text:style-name="T71">2.1.4.b.</text:span></text:p>
      <text:p text:style-name="P1"><text:span text:style-name="T71"/></text:p>
      <text:p text:style-name="P1"><text:span text:style-name="T72"/></text:p>
      <text:p text:style-name="P1"><text:span text:style-name="T7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